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4.378in"/>
    </style:style>
    <style:style style:name="co18"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ackground-color="#98fb98"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Han Le</text:p>
          </table:table-cell>
          <table:covered-table-cell table:number-columns-repeated="5" table:style-name="ce18"/>
          <table:table-cell table:style-name="ce5"/>
          <table:table-cell table:style-name="ce5">
            <draw:frame draw:z-index="0" draw:style-name="gr1" draw:text-style-name="P1" svg:width="6.3008in" svg:height="3.1335in" svg:x="2.1539in" svg:y="0.0528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office:value-type="string" calcext:value-type="string" table:number-columns-spanned="6" table:number-rows-spanned="1">
            <text:p>Han Le</text:p>
          </table:table-cell>
          <table:covered-table-cell table:number-columns-repeated="5" table:style-name="ce74"/>
          <table:table-cell table:style-name="ce74" table:content-validation-name="val11" office:value-type="string" calcext:value-type="string">
            <text:p>HL</text:p>
          </table:table-cell>
          <table:table-cell table:style-name="ce131" table:content-validation-name="val13" office:value-type="float" office:value="1001482002" calcext:value-type="float">
            <text:p>1001482002</text:p>
          </table:table-cell>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20" calcext:value-type="float">
            <text:p>20</text:p>
          </table:table-cell>
          <table:table-cell table:style-name="ce19" table:formula="of:=COUNTIF([.G$26:.G$105];&quot;Finished in Sprint 3&quot;)" office:value-type="float" office:value="0" calcext:value-type="float">
            <text:p>0</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20" calcext:value-type="float">
            <text:p>20</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20" calcext:value-type="float">
            <text:p>20</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20" calcext:value-type="float">
            <text:p>20</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6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7"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6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1" calcext:value-type="float">
            <text:p>11</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1" calcext:value-type="float">
            <text:p>11</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1" calcext:value-type="float">
            <text:p>11</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1" calcext:value-type="float">
            <text:p>11</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10" calcext:value-type="float">
            <text:p>10</text:p>
          </table:table-cell>
          <table:table-cell table:style-name="ce37" table:formula="of:=COUNTIF([.E$17:.E$995]; &quot;Completed Day 4&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6" calcext:value-type="float">
            <text:p>6</text:p>
          </table:table-cell>
          <table:table-cell table:style-name="ce37" table:formula="of:=COUNTIF([.E$17:.E$995]; &quot;Completed Day 5&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Baseline Nim’s Mainwin class</text:p>
          </table:table-cell>
          <table:table-cell table:style-name="ce88" table:content-validation-name="val21"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Create the entrydialog for name, price, and description</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Add the tool product to store</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reate the entrydialog for name, price, description, and species</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reate ComboBoxText for exposure</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Add plant product to store</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Create the entrydialog for name, price, description, and volume</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Create ComboBoxText for material</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Add mulch product to store</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Update the list of produc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Display the list of product to the console</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6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6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6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8"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6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0">00/00/0000</text:date>, <text:time style:data-style-name="N2" text:time-value="01:17:45.266291110">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20T01:40:09.075732691</dc:date>
    <meta:editing-cycles>200</meta:editing-cycles>
    <meta:editing-duration>P5DT19H44M54S</meta:editing-duration>
    <meta:generator>LibreOffice/6.4.5.2$Linux_X86_64 LibreOffice_project/40$Build-2</meta:generator>
    <meta:document-statistic meta:table-count="7" meta:cell-count="1149"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20">
                <text:p>20</text:p>
              </table:table-cell>
            </table:table-row>
            <table:table-row>
              <table:table-cell office:value-type="string">
                <text:p>5</text:p>
              </table:table-cell>
              <table:table-cell office:value-type="float" office:value="4">
                <text:p>4</text:p>
              </table:table-cell>
              <table:table-cell office:value-type="float" office:value="20">
                <text:p>20</text:p>
              </table:table-cell>
            </table:table-row>
            <table:table-row>
              <table:table-cell office:value-type="string">
                <text:p>6</text:p>
              </table:table-cell>
              <table:table-cell office:value-type="float" office:value="5">
                <text:p>5</text:p>
              </table:table-cell>
              <table:table-cell office:value-type="float" office:value="20">
                <text:p>20</text:p>
              </table:table-cell>
            </table:table-row>
            <table:table-row>
              <table:table-cell office:value-type="string">
                <text:p>7</text:p>
              </table:table-cell>
              <table:table-cell office:value-type="float" office:value="6">
                <text:p>6</text:p>
              </table:table-cell>
              <table:table-cell office:value-type="float" office:value="20">
                <text:p>2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2 Backlog'.B7:'Sprint 02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0">
                <text:p>10</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3 Backlog'.B7:'Sprint 03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